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2" style:family="paragraph"/>
    <style:style style:name="P7" style:parent-style-name="Párrafodelista" style:list-style-name="LFO2" style:family="paragraph"/>
    <style:style style:name="P8" style:parent-style-name="Párrafodelista" style:list-style-name="LFO2" style:family="paragraph"/>
    <style:style style:name="P9" style:parent-style-name="Párrafodelista" style:list-style-name="LFO2" style:family="paragraph"/>
  </office:automatic-styles>
  <office:body>
    <office:text text:use-soft-page-breaks="true">
      <text:p text:style-name="P1">Memoria práctica 4:</text:p>
      <text:p text:style-name="Normal">Parte obligatoria:</text:p>
      <text:list text:style-name="LFO1" text:continue-numbering="true">
        <text:list-item>
          <text:p text:style-name="P2">Control de los parámetros del Motion Blur por teclado: Para lograrlo hemos usado una variable motBlur que se puede modificar por teclado en la función keyboardFunc, está limitada entre 0 y 0.99.<text:s/>Después en la función<text:s/></text:p>
        </text:list-item>
        <text:list-item>
          <text:p text:style-name="P3">Control de los parámetros del DOF por teclado:</text:p>
        </text:list-item>
        <text:list-item>
          <text:p text:style-name="P4">Uso del buffer de profundidad para controlar el DOF:</text:p>
        </text:list-item>
        <text:list-item>
          <text:p text:style-name="P5">Máscaras de convolución como uniform:</text:p>
        </text:list-item>
      </text:list>
      <text:p text:style-name="Normal">Parte opcional:</text:p>
      <text:list text:style-name="LFO2" text:continue-numbering="true">
        <text:list-item>
          <text:p text:style-name="P6">Concatenación de varios filtros gaussianos:</text:p>
        </text:list-item>
        <text:list-item>
          <text:p text:style-name="P7">Concatenación de varios post-proceso:</text:p>
        </text:list-item>
        <text:list-item>
          <text:p text:style-name="P8">Implementación de la funcionalidad de las prácticas anteriores:</text:p>
        </text:list-item>
        <text:list-item>
          <text:p text:style-name="P9">Implementación de un sombreado basado en Deferred Shading:<text:s/>Primero de todo, hemos hecho varias clases para facilitar el uso de las cosas necesarias para la implementación del deferred shading: attribute, vbo, texture, uniform y program.</text:p>
        </text:list-item>
      </text:list>
      <text:p text:style-name="Normal">Resultados: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ván Sanandrés</meta:initial-creator>
    <dc:creator>Iván Sanandrés</dc:creator>
    <meta:creation-date>2018-12-09T09:49:00Z</meta:creation-date>
    <dc:date>2018-12-09T16:05:00Z</dc:date>
    <meta:template xlink:href="Normal" xlink:type="simple"/>
    <meta:editing-cycles>11</meta:editing-cycles>
    <meta:editing-duration>PT5460S</meta:editing-duration>
    <meta:document-statistic meta:page-count="1" meta:paragraph-count="1" meta:word-count="124" meta:character-count="806" meta:row-count="5" meta:non-whitespace-character-count="683"/>
  </office:meta>
</office:document-meta>
</file>